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dSoft</text:p>
      <text:p text:style-name="Normal">#Python program to creat a password generator</text:p>
      <text:p text:style-name="Normal"/>
      <text:p text:style-name="Normal">Import tkinter as tk</text:p>
      <text:p text:style-name="Normal">From tkinter import messagebox</text:p>
      <text:p text:style-name="Normal">Import random</text:p>
      <text:p text:style-name="Normal">Import string</text:p>
      <text:p text:style-name="Normal"/>
      <text:p text:style-name="Normal"/>
      <text:p text:style-name="Normal">Entry_username = None</text:p>
      <text:p text:style-name="Normal">Entry_password_length = None</text:p>
      <text:p text:style-name="Normal">Entry_generated_password = None</text:p>
      <text:p text:style-name="Normal"/>
      <text:p text:style-name="Normal">Def generate_password():</text:p>
      <text:p text:style-name="Normal"><text:s text:c="4"/>Global entry_generated_password</text:p>
      <text:p text:style-name="Normal"><text:s text:c="4"/>Password_length = int(entry_password_length.get())</text:p>
      <text:p text:style-name="Normal"><text:s text:c="4"/>If password_length &lt; 8:</text:p>
      <text:p text:style-name="Normal"><text:s text:c="8"/>Messagebox.showwarning(“Warning”, “Password length should be at least 8 characters.”)</text:p>
      <text:p text:style-name="Normal"><text:s text:c="8"/>Return</text:p>
      <text:p text:style-name="Normal"/>
      <text:p text:style-name="Normal"><text:s text:c="4"/>Characters = string.ascii_letters + string.digits + string.punctuation</text:p>
      <text:p text:style-name="Normal"><text:s text:c="4"/>Generated_password = ‘’.join(random.choice(characters) for _ in range(password_length))</text:p>
      <text:p text:style-name="Normal"><text:s text:c="4"/>Entry_generated_password.delete(0, tk.END)</text:p>
      <text:p text:style-name="Normal"><text:s text:c="4"/>Entry_generated_password.insert(tk.END, generated_password)</text:p>
      <text:p text:style-name="Normal"/>
      <text:p text:style-name="Normal">Def accept_password():</text:p>
      <text:p text:style-name="Normal"><text:s text:c="4"/>Global entry_username, entry_generated_password</text:p>
      <text:p text:style-name="Normal"><text:s text:c="4"/>Username = entry_username.get()</text:p>
      <text:p text:style-name="Normal"><text:s text:c="4"/>Password = entry_generated_password.get()</text:p>
      <text:p text:style-name="Normal"><text:s text:c="4"/>If not username or not password:</text:p>
      <text:p text:style-name="Normal"><text:s text:c="8"/>Messagebox.showwarning(“Warning”, “Please enter username and generate a password.”)</text:p>
      <text:p text:style-name="Normal"><text:s text:c="8"/>Return</text:p>
      <text:p text:style-name="Normal"/>
      <text:p text:style-name="Normal"/>
      <text:p text:style-name="Normal"><text:s text:c="4"/>Messagebox.showinfo(“Accepted”, f”Username: {username}\nPassword: {password}”)</text:p>
      <text:p text:style-name="Normal"/>
      <text:p text:style-name="Normal">Def reset_fields():</text:p>
      <text:p text:style-name="Normal"><text:s text:c="4"/>Global entry_username, entry_password_length, entry_generated_password</text:p>
      <text:p text:style-name="Normal"><text:s text:c="4"/>Entry_username.delete(0, tk.END)</text:p>
      <text:p text:style-name="Normal"><text:s text:c="4"/>Entry_password_length.delete(0, tk.END)</text:p>
      <text:p text:style-name="Normal"><text:s text:c="4"/>Entry_generated_password.delete(0, tk.END)</text:p>
      <text:p text:style-name="Normal"/>
      <text:p text:style-name="Normal">Def main():</text:p>
      <text:p text:style-name="Normal"><text:s text:c="4"/>Global entry_username, entry_password_length, entry_generated_password</text:p>
      <text:p text:style-name="Normal"><text:s text:c="4"/>Root = tk.Tk()</text:p>
      <text:p text:style-name="Normal"><text:s text:c="4"/>Root.title(“Password Generator”)</text:p>
      <text:p text:style-name="Normal"/>
      <text:p text:style-name="Normal"/>
      <text:p text:style-name="Normal"><text:s text:c="4"/>Heading_label = tk.Label(root, text=”Password Generator”, font=(“Helvetica”, 16, “bold”))</text:p>
      <text:p text:style-name="Normal"><text:s text:c="4"/>Heading_label.grid(row=0, column=0, columnspan=3, pady=20)</text:p>
      <text:p text:style-name="Normal"/>
      <text:p text:style-name="Normal"/>
      <text:p text:style-name="Normal"><text:s text:c="4"/>Label_username = tk.Label(root, text=”Enter Username:”)</text:p>
      <text:p text:style-name="Normal"><text:s text:c="4"/>Label_username.grid(row=1, column=0, sticky=tk.E)</text:p>
      <text:p text:style-name="Normal"/>
      <text:p text:style-name="Normal"><text:s text:c="4"/>Entry_username = tk.Entry(root, width=30)</text:p>
      <text:p text:style-name="Normal"><text:s text:c="4"/>Entry_username.grid(row=1, column=1, columnspan=2)</text:p>
      <text:p text:style-name="Normal"/>
      <text:p text:style-name="Normal"/>
      <text:p text:style-name="Normal"><text:s text:c="4"/>Label_password_length = tk.Label(root, text=”Enter Password Length:”)</text:p>
      <text:p text:style-name="Normal"><text:s text:c="4"/>Label_password_length.grid(row=2, column=0, sticky=tk.E)</text:p>
      <text:p text:style-name="Normal"/>
      <text:p text:style-name="Normal"><text:s text:c="4"/>Entry_password_length = tk.Entry(root, width=10)</text:p>
      <text:p text:style-name="Normal"><text:s text:c="4"/>Entry_password_length.grid(row=2, column=1)</text:p>
      <text:p text:style-name="Normal"/>
      <text:p text:style-name="Normal"/>
      <text:p text:style-name="Normal"><text:s text:c="4"/>Label_generated_password = tk.Label(root, text=”Generated Password:”)</text:p>
      <text:p text:style-name="Normal"><text:s text:c="4"/>Label_generated_password.grid(row=3, column=0, sticky=tk.E)</text:p>
      <text:p text:style-name="Normal"/>
      <text:p text:style-name="Normal"><text:s text:c="4"/>Entry_generated_password = tk.Entry(root, width=30)</text:p>
      <text:p text:style-name="Normal"><text:s text:c="4"/>Entry_generated_password.grid(row=3, column=1, columnspan=2)</text:p>
      <text:p text:style-name="Normal"/>
      <text:p text:style-name="Normal"/>
      <text:p text:style-name="Normal"><text:s text:c="4"/>Button_generate_password = tk.Button(root, text=”Generate Password”, command=generate_password)</text:p>
      <text:p text:style-name="Normal"><text:s text:c="4"/>Button_generate_password.grid(row=4, column=0, padx=5, pady=10)</text:p>
      <text:p text:style-name="Normal"/>
      <text:p text:style-name="Normal"><text:s text:c="4"/>Button_accept_password = tk.Button(root, text=”Accept”, command=accept_password)</text:p>
      <text:p text:style-name="Normal"><text:s text:c="4"/>Button_accept_password.grid(row=4, column=1, padx=5, pady=10)</text:p>
      <text:p text:style-name="Normal"/>
      <text:p text:style-name="Normal"><text:s text:c="4"/>Button_reset_fields = tk.Button(root, text=”Reset”, command=reset_fields)</text:p>
      <text:p text:style-name="Normal"><text:s text:c="4"/>Button_reset_fields.grid(row=4, column=2, padx=5, pady=10)</text:p>
      <text:p text:style-name="Normal"/>
      <text:p text:style-name="Normal"><text:s text:c="4"/>Root.mainloop()</text:p>
      <text:p text:style-name="Normal"/>
      <text:p text:style-name="Normal">If __name__ == “__main__”:</text:p>
      <text:p text:style-name="Normal"><text:s text:c="4"/>Main(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TA MANISH REDDY</meta:initial-creator>
    <dc:creator>KOTA MANISH REDDY</dc:creator>
    <meta:creation-date>2023-10-28T17:09:00Z</meta:creation-date>
    <dc:date>2023-10-28T17:09:00Z</dc:date>
    <meta:template xlink:href="Normal.dotm" xlink:type="simple"/>
    <meta:editing-cycles>2</meta:editing-cycles>
    <meta:editing-duration>PT0S</meta:editing-duration>
    <meta:document-statistic meta:page-count="1" meta:paragraph-count="5" meta:word-count="434" meta:character-count="2905" meta:row-count="20" meta:non-whitespace-character-count="2476"/>
  </office:meta>
</office:document-meta>
</file>